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11CAB878A8A.png" manifest:media-type="image/png"/>
  <manifest:file-entry manifest:full-path="Pictures/100002010000019E000000E4B02DFCFE.png" manifest:media-type="image/png"/>
  <manifest:file-entry manifest:full-path="Pictures/10000201000004E8000003160DB51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fe0c" officeooo:paragraph-rsid="0018fe0c"/>
    </style:style>
    <style:style style:name="P2" style:family="paragraph" style:parent-style-name="Header">
      <style:text-properties officeooo:rsid="0018fe0c" officeooo:paragraph-rsid="0018fe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</text:p>
      <text:p text:style-name="P1"/>
      <text:p text:style-name="P1"><draw:frame draw:style-name="fr1" draw:name="Image1" text:anchor-type="paragraph" svg:width="6.9252in" svg:height="4.3555in" draw:z-index="0"><draw:image xlink:href="Pictures/10000201000004E8000003160DB51EFA.png" xlink:type="simple" xlink:show="embed" xlink:actuate="onLoad"/></draw:frame></text:p>
      <text:p text:style-name="P1">2.</text:p>
      <text:p text:style-name="P1"/>
      <text:p text:style-name="P1">a).</text:p>
      <text:p text:style-name="P1"><draw:frame draw:style-name="fr2" draw:name="Image3" text:anchor-type="paragraph" svg:x="-0.0083in" svg:y="0.1189in" svg:width="2.8752in" svg:height="1.5835in" draw:z-index="2"><draw:image xlink:href="Pictures/100002010000019E000000E4B02DFC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.</text:p>
      <text:p text:style-name="P1"><draw:frame draw:style-name="fr2" draw:name="Image2" text:anchor-type="paragraph" svg:x="-0.0083in" svg:y="0.1201in" svg:width="4.25in" svg:height="1.972in" draw:z-index="1"><draw:image xlink:href="Pictures/10000201000002640000011CAB878A8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fe0c" officeooo:paragraph-rsid="0018fe0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Pre-Lab 9<text:tab/>3/28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13:49.782043000</meta:creation-date>
    <meta:generator>LibreOffice/4.4.5.2$MacOSX_X86_64 LibreOffice_project/a22f674fd25a3b6f45bdebf25400ed2adff0ff99</meta:generator>
    <dc:date>2016-03-28T11:19:03.774010000</dc:date>
    <meta:editing-duration>PT6S</meta:editing-duration>
    <meta:editing-cycles>1</meta:editing-cycles>
    <meta:document-statistic meta:table-count="0" meta:image-count="3" meta:object-count="0" meta:page-count="1" meta:paragraph-count="5" meta:word-count="9" meta:character-count="39" meta:non-whitespace-character-count="35"/>
  </office:meta>
</office:document-meta>
</file>